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OpenSans" svg:font-family="OpenSans"/>
    <style:font-face style:name="OpenSans-Bold" svg:font-family="OpenSans-Bold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1.15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207.69pt"/>
    </style:style>
    <style:style style:name="co4" style:family="table-column">
      <style:table-column-properties fo:break-before="auto" style:column-width="179.2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86.54pt"/>
    </style:style>
    <style:style style:name="co9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2">
      <style:text-properties style:font-name="Liberation Sans" fo:font-size="11pt" style:font-size-asian="11pt" style:font-size-complex="11pt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-bottom="0.06pt solid #e6e6e6" fo:background-color="#eaeaea" fo:border-left="0.06pt solid #000000" fo:border-right="0.06pt solid #e6e6e6" fo:border-top="0.06pt solid #000000"/>
      <style:text-properties fo:color="#535353" style:font-name="Verdana" fo:font-size="11pt" style:font-name-asian="OpenSans" style:font-size-asian="11pt" style:font-name-complex="OpenSans" style:font-size-complex="11pt"/>
    </style:style>
    <style:style style:name="ce11" style:family="table-cell" style:parent-style-name="Default" style:data-style-name="N0">
      <style:text-properties style:font-name="Verdana" fo:font-size="11pt" style:font-size-asian="11pt" style:font-size-complex="11pt"/>
    </style:style>
    <style:style style:name="ce13" style:family="table-cell" style:parent-style-name="Default" style:data-style-name="N0">
      <style:table-cell-properties fo:border-bottom="0.06pt solid #e6e6e6" fo:border-left="0.06pt solid #000000" fo:border-right="0.06pt solid #e6e6e6" fo:border-top="0.06pt solid #000000"/>
      <style:text-properties style:font-name="Verdana" fo:font-size="11pt" fo:font-weight="bold" style:font-name-asian="OpenSans-Bold" style:font-size-asian="11pt" style:font-weight-asian="bold" style:font-name-complex="OpenSans-Bold" style:font-size-complex="11pt" style:font-weight-complex="bold"/>
    </style:style>
    <style:style style:name="ce15" style:family="table-cell" style:parent-style-name="Default" style:data-style-name="N0">
      <style:table-cell-properties fo:border-bottom="0.06pt solid #e6e6e6" fo:border-left="0.06pt solid #000000" fo:border-right="0.06pt solid #e6e6e6" fo:border-top="0.06pt solid #000000"/>
      <style:text-properties style:font-name="Verdana" fo:font-size="11pt" fo:font-weight="normal" style:font-name-asian="OpenSans-Bold" style:font-size-asian="11pt" style:font-weight-asian="normal" style:font-name-complex="OpenSans-Bold" style:font-size-complex="11pt" style:font-weight-complex="normal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Verdana" fo:font-size="11pt" style:font-size-asian="11pt" style:font-size-complex="11pt"/>
    </style:style>
    <style:style style:name="ce20" style:family="table-cell" style:parent-style-name="Default" style:data-style-name="N2">
      <style:text-properties style:font-name="Verdana" fo:font-size="11pt" style:font-size-asian="11pt" style:font-size-complex="11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color="#1a1a1a" style:font-name="Verdana" fo:font-size="11pt" fo:font-weight="bold" style:font-name-asian="Helvetica-Bold" style:font-size-asian="11pt" style:font-weight-asian="bold" style:font-name-complex="Helvetica-Bold" style:font-size-complex="11pt" style:font-weight-complex="bold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Verdana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Verdana" fo:font-size="11pt" style:font-size-asian="11pt" style:font-size-complex="11pt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Verdana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2">
      <style:text-properties style:font-name="Verdana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">
      <style:text-properties style:font-name="Verdana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0">
      <style:text-properties style:font-name="Verdana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_Optimis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ote Optimisation (sur 8)</text:p>
          </table:table-cell>
          <table:table-cell/>
        </table:table-row>
        <table:table-row table:style-name="ro1">
          <table:table-cell office:value-type="string" calcext:value-type="string">
            <text:p>afchainl 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AFCHAIN</text:p>
          </table:table-cell>
          <table:table-cell office:value-type="float" office:value="7.12" calcext:value-type="float">
            <text:p>7.12</text:p>
          </table:table-cell>
          <table:table-cell/>
        </table:table-row>
        <table:table-row table:style-name="ro1">
          <table:table-cell office:value-type="string" calcext:value-type="string">
            <text:p>atmanii </text:p>
          </table:table-cell>
          <table:table-cell office:value-type="string" calcext:value-type="string">
            <text:p>Imane</text:p>
          </table:table-cell>
          <table:table-cell office:value-type="string" calcext:value-type="string">
            <text:p>ATMANI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string" calcext:value-type="string">
            <text:p>baruzya 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BARUZY</text:p>
          </table:table-cell>
          <table:table-cell office:value-type="float" office:value="3.87" calcext:value-type="float">
            <text:p>3.87</text:p>
          </table:table-cell>
          <table:table-cell/>
        </table:table-row>
        <table:table-row table:style-name="ro1">
          <table:table-cell office:value-type="string" calcext:value-type="string">
            <text:p>benkahla 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EN KAHLA</text:p>
          </table:table-cell>
          <table:table-cell office:value-type="float" office:value="7.12" calcext:value-type="float">
            <text:p>7.12</text:p>
          </table:table-cell>
          <table:table-cell/>
        </table:table-row>
        <table:table-row table:style-name="ro1">
          <table:table-cell office:value-type="string" calcext:value-type="string">
            <text:p>berlandf 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BERLAND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string" calcext:value-type="string">
            <text:p>choukarm 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CHOUKAR</text:p>
          </table:table-cell>
          <table:table-cell office:value-type="float" office:value="4.36" calcext:value-type="float">
            <text:p>4.36</text:p>
          </table:table-cell>
          <table:table-cell/>
        </table:table-row>
        <table:table-row table:style-name="ro1">
          <table:table-cell office:value-type="string" calcext:value-type="string">
            <text:p>decampol 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DE CAMPOS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string" calcext:value-type="string">
            <text:p>deladrih 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DELADRIERE</text:p>
          </table:table-cell>
          <table:table-cell office:value-type="float" office:value="4.04" calcext:value-type="float">
            <text:p>4.04</text:p>
          </table:table-cell>
          <table:table-cell/>
        </table:table-row>
        <table:table-row table:style-name="ro1">
          <table:table-cell office:value-type="string" calcext:value-type="string">
            <text:p>eswarans </text:p>
          </table:table-cell>
          <table:table-cell office:value-type="string" calcext:value-type="string">
            <text:p>Suvetha</text:p>
          </table:table-cell>
          <table:table-cell office:value-type="string" calcext:value-type="string">
            <text:p>ESWARANATHAN</text:p>
          </table:table-cell>
          <table:table-cell office:value-type="float" office:value="6.33" calcext:value-type="float">
            <text:p>6.33</text:p>
          </table:table-cell>
          <table:table-cell/>
        </table:table-row>
        <table:table-row table:style-name="ro1">
          <table:table-cell office:value-type="string" calcext:value-type="string">
            <text:p>fatfats 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FATFAT</text:p>
          </table:table-cell>
          <table:table-cell office:value-type="float" office:value="4.51" calcext:value-type="float">
            <text:p>4.51</text:p>
          </table:table-cell>
          <table:table-cell/>
        </table:table-row>
        <table:table-row table:style-name="ro1">
          <table:table-cell office:value-type="string" calcext:value-type="string">
            <text:p>foarev 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FOARE</text:p>
          </table:table-cell>
          <table:table-cell office:value-type="float" office:value="7.73" calcext:value-type="float">
            <text:p>7.73</text:p>
          </table:table-cell>
          <table:table-cell/>
        </table:table-row>
        <table:table-row table:style-name="ro1">
          <table:table-cell office:value-type="string" calcext:value-type="string">
            <text:p>gayg 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GAY</text:p>
          </table:table-cell>
          <table:table-cell office:value-type="float" office:value="5.44" calcext:value-type="float">
            <text:p>5.44</text:p>
          </table:table-cell>
          <table:table-cell/>
        </table:table-row>
        <table:table-row table:style-name="ro1">
          <table:table-cell office:value-type="string" calcext:value-type="string">
            <text:p>gervaisc 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ERVAISE</text:p>
          </table:table-cell>
          <table:table-cell office:value-type="float" office:value="5.95" calcext:value-type="float">
            <text:p>5.95</text:p>
          </table:table-cell>
          <table:table-cell/>
        </table:table-row>
        <table:table-row table:style-name="ro1">
          <table:table-cell office:value-type="string" calcext:value-type="string">
            <text:p>jiansy 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JIANG</text:p>
          </table:table-cell>
          <table:table-cell office:value-type="float" office:value="6.22" calcext:value-type="float">
            <text:p>6.22</text:p>
          </table:table-cell>
          <table:table-cell/>
        </table:table-row>
        <table:table-row table:style-name="ro1">
          <table:table-cell office:value-type="string" calcext:value-type="string">
            <text:p>kabiry </text:p>
          </table:table-cell>
          <table:table-cell office:value-type="string" calcext:value-type="string">
            <text:p>Yannis</text:p>
          </table:table-cell>
          <table:table-cell office:value-type="string" calcext:value-type="string">
            <text:p>KABIR</text:p>
          </table:table-cell>
          <table:table-cell office:value-type="float" office:value="4.1" calcext:value-type="float">
            <text:p>4.10</text:p>
          </table:table-cell>
          <table:table-cell/>
        </table:table-row>
        <table:table-row table:style-name="ro1">
          <table:table-cell office:value-type="string" calcext:value-type="string">
            <text:p>kurabarf </text:p>
          </table:table-cell>
          <table:table-cell office:value-type="string" calcext:value-type="string">
            <text:p>Farina Ali</text:p>
          </table:table-cell>
          <table:table-cell office:value-type="string" calcext:value-type="string">
            <text:p>KURABARWALA</text:p>
          </table:table-cell>
          <table:table-cell office:value-type="float" office:value="4.76" calcext:value-type="float">
            <text:p>4.76</text:p>
          </table:table-cell>
          <table:table-cell/>
        </table:table-row>
        <table:table-row table:style-name="ro1">
          <table:table-cell office:value-type="string" calcext:value-type="string">
            <text:p>lapertor </text:p>
          </table:table-cell>
          <table:table-cell office:value-type="string" calcext:value-type="string">
            <text:p>Raphaël</text:p>
          </table:table-cell>
          <table:table-cell office:value-type="string" calcext:value-type="string">
            <text:p>LAPERTOT</text:p>
          </table:table-cell>
          <table:table-cell office:value-type="float" office:value="7.62" calcext:value-type="float">
            <text:p>7.62</text:p>
          </table:table-cell>
          <table:table-cell/>
        </table:table-row>
        <table:table-row table:style-name="ro1">
          <table:table-cell office:value-type="string" calcext:value-type="string">
            <text:p>lesageo 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LESAGE</text:p>
          </table:table-cell>
          <table:table-cell office:value-type="float" office:value="4.16" calcext:value-type="float">
            <text:p>4.16</text:p>
          </table:table-cell>
          <table:table-cell/>
        </table:table-row>
        <table:table-row table:style-name="ro1">
          <table:table-cell office:value-type="string" calcext:value-type="string">
            <text:p>lian 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LIM</text:p>
          </table:table-cell>
          <table:table-cell office:value-type="float" office:value="5.79" calcext:value-type="float">
            <text:p>5.79</text:p>
          </table:table-cell>
          <table:table-cell/>
        </table:table-row>
        <table:table-row table:style-name="ro1">
          <table:table-cell office:value-type="string" calcext:value-type="string">
            <text:p>louissim </text:p>
          </table:table-cell>
          <table:table-cell office:value-type="string" calcext:value-type="string">
            <text:p>Myriam</text:p>
          </table:table-cell>
          <table:table-cell office:value-type="string" calcext:value-type="string">
            <text:p>LOUIS-SIDNEY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string" calcext:value-type="string">
            <text:p>luximond </text:p>
          </table:table-cell>
          <table:table-cell office:value-type="string" calcext:value-type="string">
            <text:p>Davina</text:p>
          </table:table-cell>
          <table:table-cell office:value-type="string" calcext:value-type="string">
            <text:p>LUXIMON</text:p>
          </table:table-cell>
          <table:table-cell office:value-type="float" office:value="5.06" calcext:value-type="float">
            <text:p>5.06</text:p>
          </table:table-cell>
          <table:table-cell/>
        </table:table-row>
        <table:table-row table:style-name="ro1">
          <table:table-cell office:value-type="string" calcext:value-type="string">
            <text:p>marcoccf 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MARCOCCIA</text:p>
          </table:table-cell>
          <table:table-cell office:value-type="float" office:value="6.77" calcext:value-type="float">
            <text:p>6.77</text:p>
          </table:table-cell>
          <table:table-cell/>
        </table:table-row>
        <table:table-row table:style-name="ro1">
          <table:table-cell office:value-type="string" calcext:value-type="string">
            <text:p>moreaua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MOREAU</text:p>
          </table:table-cell>
          <table:table-cell office:value-type="float" office:value="6.77" calcext:value-type="float">
            <text:p>6.77</text:p>
          </table:table-cell>
          <table:table-cell/>
        </table:table-row>
        <table:table-row table:style-name="ro1">
          <table:table-cell office:value-type="string" calcext:value-type="string">
            <text:p>nagara </text:p>
          </table:table-cell>
          <table:table-cell office:value-type="string" calcext:value-type="string">
            <text:p>Ankit</text:p>
          </table:table-cell>
          <table:table-cell office:value-type="string" calcext:value-type="string">
            <text:p>NAGAR</text:p>
          </table:table-cell>
          <table:table-cell office:value-type="float" office:value="4.63" calcext:value-type="float">
            <text:p>4.63</text:p>
          </table:table-cell>
          <table:table-cell/>
        </table:table-row>
        <table:table-row table:style-name="ro1">
          <table:table-cell office:value-type="string" calcext:value-type="string">
            <text:p>nanfar </text:p>
          </table:table-cell>
          <table:table-cell office:value-type="string" calcext:value-type="string">
            <text:p>Rochinel-bienvenu</text:p>
          </table:table-cell>
          <table:table-cell office:value-type="string" calcext:value-type="string">
            <text:p>NANFA</text:p>
          </table:table-cell>
          <table:table-cell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string" calcext:value-type="string">
            <text:p>nguelaj </text:p>
          </table:table-cell>
          <table:table-cell office:value-type="string" calcext:value-type="string">
            <text:p>Janique</text:p>
          </table:table-cell>
          <table:table-cell office:value-type="string" calcext:value-type="string">
            <text:p>N'GUELA</text:p>
          </table:table-cell>
          <table:table-cell office:value-type="float" office:value="3.03" calcext:value-type="float">
            <text:p>3.03</text:p>
          </table:table-cell>
          <table:table-cell/>
        </table:table-row>
        <table:table-row table:style-name="ro1">
          <table:table-cell office:value-type="string" calcext:value-type="string">
            <text:p>nogrets 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OGRET</text:p>
          </table:table-cell>
          <table:table-cell office:value-type="float" office:value="5.95" calcext:value-type="float">
            <text:p>5.95</text:p>
          </table:table-cell>
          <table:table-cell/>
        </table:table-row>
        <table:table-row table:style-name="ro1">
          <table:table-cell office:value-type="string" calcext:value-type="string">
            <text:p>ourobodg 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OURO BODI</text:p>
          </table:table-cell>
          <table:table-cell office:value-type="float" office:value="4.9" calcext:value-type="float">
            <text:p>4.90</text:p>
          </table:table-cell>
          <table:table-cell/>
        </table:table-row>
        <table:table-row table:style-name="ro1">
          <table:table-cell office:value-type="string" calcext:value-type="string">
            <text:p>salleta 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SALLET</text:p>
          </table:table-cell>
          <table:table-cell office:value-type="float" office:value="6.49" calcext:value-type="float">
            <text:p>6.49</text:p>
          </table:table-cell>
          <table:table-cell/>
        </table:table-row>
        <table:table-row table:style-name="ro1">
          <table:table-cell office:value-type="string" calcext:value-type="string">
            <text:p>salvim 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ALVI</text:p>
          </table:table-cell>
          <table:table-cell office:value-type="float" office:value="4.32" calcext:value-type="float">
            <text:p>4.32</text:p>
          </table:table-cell>
          <table:table-cell/>
        </table:table-row>
        <table:table-row table:style-name="ro1">
          <table:table-cell office:value-type="string" calcext:value-type="string">
            <text:p>senantv 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ENANT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string" calcext:value-type="string">
            <text:p>surgetj </text:p>
          </table:table-cell>
          <table:table-cell office:value-type="string" calcext:value-type="string">
            <text:p>Jérémy</text:p>
          </table:table-cell>
          <table:table-cell office:value-type="string" calcext:value-type="string">
            <text:p>SURGET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string" calcext:value-type="string">
            <text:p>tarrisc 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TARRIS</text:p>
          </table:table-cell>
          <table:table-cell office:value-type="float" office:value="7.12" calcext:value-type="float">
            <text:p>7.12</text:p>
          </table:table-cell>
          <table:table-cell/>
        </table:table-row>
        <table:table-row table:style-name="ro1">
          <table:table-cell office:value-type="string" calcext:value-type="string">
            <text:p>toulcank </text:p>
          </table:table-cell>
          <table:table-cell office:value-type="string" calcext:value-type="string">
            <text:p>Kévin</text:p>
          </table:table-cell>
          <table:table-cell office:value-type="string" calcext:value-type="string">
            <text:p>TOULCANON</text:p>
          </table:table-cell>
          <table:table-cell office:value-type="float" office:value="4.39" calcext:value-type="float">
            <text:p>4.39</text:p>
          </table:table-cell>
          <table:table-cell/>
        </table:table-row>
        <table:table-row table:style-name="ro1">
          <table:table-cell office:value-type="string" calcext:value-type="string">
            <text:p>vichaikj </text:p>
          </table:table-cell>
          <table:table-cell office:value-type="string" calcext:value-type="string">
            <text:p>Jean-Philippe</text:p>
          </table:table-cell>
          <table:table-cell office:value-type="string" calcext:value-type="string">
            <text:p>VICHAIKIT</text:p>
          </table:table-cell>
          <table:table-cell office:value-type="float" office:value="4.98" calcext:value-type="float">
            <text:p>4.98</text:p>
          </table:table-cell>
          <table:table-cell/>
        </table:table-row>
        <table:table-row table:style-name="ro1">
          <table:table-cell office:value-type="string" calcext:value-type="string">
            <text:p>xul </text:p>
          </table:table-cell>
          <table:table-cell office:value-type="string" calcext:value-type="string">
            <text:p>Lintao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zhous 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ZHOU</text:p>
          </table:table-cell>
          <table:table-cell office:value-type="float" office:value="6.53" calcext:value-type="float">
            <text:p>6.53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3"/>
          <table:table-cell table:style-name="ce4" table:formula="of:=AVERAGE([.D2:.D38])" office:value-type="float" office:value="5.45638888888889" calcext:value-type="float">
            <text:p>5.46</text:p>
          </table:table-cell>
          <table:table-cell table:style-name="ce10" office:value-type="string" calcext:value-type="string">
            <text:p>Moyenne</text:p>
          </table:table-cell>
        </table:table-row>
        <table:table-row table:style-name="ro1">
          <table:table-cell table:style-name="Default" table:number-columns-repeated="3"/>
          <table:table-cell table:style-name="ce9" table:formula="of:=MIN([.D2:.D38])" office:value-type="float" office:value="3.03" calcext:value-type="float">
            <text:p>3.03</text:p>
          </table:table-cell>
          <table:table-cell table:style-name="ce14" office:value-type="string" calcext:value-type="string">
            <text:p>Min</text:p>
          </table:table-cell>
        </table:table-row>
        <table:table-row table:style-name="ro1">
          <table:table-cell table:style-name="Default" table:number-columns-repeated="3"/>
          <table:table-cell table:style-name="ce9" table:formula="of:=MAX([.D2:.D38])" office:value-type="float" office:value="7.73" calcext:value-type="float">
            <text:p>7.73</text:p>
          </table:table-cell>
          <table:table-cell table:style-name="ce14" office:value-type="string" calcext:value-type="string">
            <text:p>Max</text:p>
          </table:table-cell>
        </table:table-row>
      </table:table>
      <table:table table:name="Notes_Optimisation_Details" table:style-name="ta1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5" table:default-cell-style-name="ce11"/>
        <table:table-column table:style-name="co9" table:default-cell-style-name="ce20"/>
        <table:table-column table:style-name="co9" table:number-columns-repeated="3" table:default-cell-style-name="ce11"/>
        <table:table-column table:style-name="co9" table:default-cell-style-name="ce20"/>
        <table:table-column table:style-name="co9" table:default-cell-style-name="ce11"/>
        <table:table-column table:style-name="co9" table:default-cell-style-name="ce20"/>
        <table:table-column table:style-name="co9" table:number-columns-repeated="2" table:default-cell-style-name="ce11"/>
        <table:table-column table:style-name="co9" table:default-cell-style-name="ce20"/>
        <table:table-column table:style-name="co9" table:number-columns-repeated="1004" table:default-cell-style-name="ce11"/>
        <table:table-column table:style-name="co9" table:number-columns-repeated="2" table:default-cell-style-name="Default"/>
        <table:table-row table:style-name="ro1">
          <table:table-cell table:style-name="ce12"/>
          <table:table-cell table:style-name="ce13" office:value-type="string" calcext:value-type="string">
            <text:p>Points</text:p>
          </table:table-cell>
          <table:table-cell table:number-columns-repeated="2"/>
          <table:table-cell table:style-name="ce16" table:number-columns-repeated="4"/>
          <table:table-cell table:style-name="ce17" table:formula="of:=7/3" office:value-type="float" office:value="2.33333333333333" calcext:value-type="float">
            <text:p>2.33</text:p>
          </table:table-cell>
          <table:table-cell table:style-name="ce16" table:number-columns-repeated="3"/>
          <table:table-cell table:style-name="ce17" table:formula="of:=7/3" office:value-type="float" office:value="2.33333333333333" calcext:value-type="float">
            <text:p>2.33</text:p>
          </table:table-cell>
          <table:table-cell table:style-name="ce16"/>
          <table:table-cell table:style-name="ce17" table:formula="of:=7/3" office:value-type="float" office:value="2.33333333333333" calcext:value-type="float">
            <text:p>2.33</text:p>
          </table:table-cell>
          <table:table-cell table:style-name="ce16" table:number-columns-repeated="2"/>
          <table:table-cell table:style-name="ce23" office:value-type="float" office:value="1" calcext:value-type="float">
            <text:p>1.00</text:p>
          </table:table-cell>
          <table:table-cell/>
          <table:table-cell table:style-name="ce25" table:formula="of:=SUM([.I1];[.M1];[.O1];[.R1])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12"/>
          <table:table-cell table:style-name="ce13" office:value-type="string" calcext:value-type="string">
            <text:p>Questions</text:p>
          </table:table-cell>
          <table:table-cell table:number-columns-repeated="2"/>
          <table:table-cell table:number-columns-repeated="4"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12"/>
          <table:table-cell table:style-name="ce15" office:value-type="string" calcext:value-type="string">
            <text:p>(notes pour questions individuelles sur 10, resultat peut etre &gt;10 si particulierement bon)</text:p>
          </table:table-cell>
          <table:table-cell table:number-columns-repeated="2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9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9"/>
          <table:table-cell table:style-name="ce16"/>
          <table:table-cell table:style-name="ce19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12"/>
          <table:table-cell table:style-name="ce13"/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PRENOM</text:p>
          </table:table-cell>
          <table:table-cell table:style-name="Default" office:value-type="string" calcext:value-type="string">
            <text:p>NOM</text:p>
          </table:table-cell>
          <table:table-cell table:style-name="Default"/>
          <table:table-cell table:style-name="ce16" table:number-columns-repeated="4"/>
          <table:table-cell table:style-name="ce21"/>
          <table:table-cell table:style-name="ce16" table:number-columns-repeated="3"/>
          <table:table-cell table:style-name="ce21"/>
          <table:table-cell table:style-name="ce16"/>
          <table:table-cell table:style-name="ce21"/>
          <table:table-cell table:style-name="ce16" table:number-columns-repeated="2"/>
          <table:table-cell table:style-name="ce23"/>
          <table:table-cell/>
          <table:table-cell table:style-name="ce23"/>
          <table:table-cell table:number-columns-repeated="1004"/>
        </table:table-row>
        <table:table-row table:style-name="ro1">
          <table:table-cell table:style-name="Default" office:value-type="string" calcext:value-type="string">
            <text:p>afchainl </text:p>
          </table:table-cell>
          <table:table-cell table:style-name="Default" office:value-type="string" calcext:value-type="string">
            <text:p>Léa</text:p>
          </table:table-cell>
          <table:table-cell table:style-name="Default" office:value-type="string" calcext:value-type="string">
            <text:p>AFCHAIN</text:p>
          </table:table-cell>
          <table:table-cell table:style-name="Default"/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E6:.H6])/40*[.$I$1]" office:value-type="float" office:value="2.45" calcext:value-type="float">
            <text:p>2.45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ce21" table:formula="of:=SUM([.J6:.L6])/30*[.$I$1]" office:value-type="float" office:value="2.33333333333333" calcext:value-type="float">
            <text:p>2.33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[.N6]/10*[.$I$1]" office:value-type="float" office:value="2.33333333333333" calcext:value-type="float">
            <text:p>2.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6:.Q6])/20*[.$R$1]" office:value-type="float" office:value="0" calcext:value-type="float">
            <text:p>0.00</text:p>
          </table:table-cell>
          <table:table-cell/>
          <table:table-cell table:style-name="ce23" table:formula="of:=SUM([.I6];[.M6];[.O6];[.R6])" office:value-type="float" office:value="7.11666666666667" calcext:value-type="float">
            <text:p>7.12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atmanii </text:p>
          </table:table-cell>
          <table:table-cell table:style-name="Default" office:value-type="string" calcext:value-type="string">
            <text:p>Imane</text:p>
          </table:table-cell>
          <table:table-cell table:style-name="Default" office:value-type="string" calcext:value-type="string">
            <text:p>ATMANI</text:p>
          </table:table-cell>
          <table:table-cell table:style-name="Default"/>
          <table:table-cell table:number-columns-repeated="4" table:style-name="Default" office:value-type="float" office:value="10" calcext:value-type="float">
            <text:p>10</text:p>
          </table:table-cell>
          <table:table-cell table:style-name="ce21" table:formula="of:=SUM([.E7:.H7])/40*[.$I$1]" office:value-type="float" office:value="2.33333333333333" calcext:value-type="float">
            <text:p>2.33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ce21" table:formula="of:=SUM([.J7:.L7])/30*[.$I$1]" office:value-type="float" office:value="2.33333333333333" calcext:value-type="float">
            <text:p>2.33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[.N7]/10*[.$I$1]" office:value-type="float" office:value="2.33333333333333" calcext:value-type="float">
            <text:p>2.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7:.Q7])/20*[.$R$1]" office:value-type="float" office:value="0" calcext:value-type="float">
            <text:p>0.00</text:p>
          </table:table-cell>
          <table:table-cell/>
          <table:table-cell table:style-name="ce23" table:formula="of:=SUM([.I7];[.M7];[.O7];[.R7])" office:value-type="float" office:value="7" calcext:value-type="float">
            <text:p>7.00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baruzya </text:p>
          </table:table-cell>
          <table:table-cell table:style-name="Default" office:value-type="string" calcext:value-type="string">
            <text:p>Amaury</text:p>
          </table:table-cell>
          <table:table-cell table:style-name="Default" office:value-type="string" calcext:value-type="string">
            <text:p>BARUZY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1" table:formula="of:=SUM([.E8:.H8])/40*[.$I$1]" office:value-type="float" office:value="0.583333333333333" calcext:value-type="float">
            <text:p>0.5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1" table:formula="of:=SUM([.J8:.L8])/30*[.$I$1]" office:value-type="float" office:value="0" calcext:value-type="float">
            <text:p>0.00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[.N8]/10*[.$I$1]" office:value-type="float" office:value="2.33333333333333" calcext:value-type="float">
            <text:p>2.3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23" table:formula="of:=SUM([.P8:.Q8])/20*[.$R$1]" office:value-type="float" office:value="0.95" calcext:value-type="float">
            <text:p>0.95</text:p>
          </table:table-cell>
          <table:table-cell/>
          <table:table-cell table:style-name="ce23" table:formula="of:=SUM([.I8];[.M8];[.O8];[.R8])" office:value-type="float" office:value="3.86666666666666" calcext:value-type="float">
            <text:p>3.87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benkahla </text:p>
          </table:table-cell>
          <table:table-cell table:style-name="Default" office:value-type="string" calcext:value-type="string">
            <text:p>Adam</text:p>
          </table:table-cell>
          <table:table-cell table:style-name="Default" office:value-type="string" calcext:value-type="string">
            <text:p>BEN KAHLA</text:p>
          </table:table-cell>
          <table:table-cell table:style-name="Default"/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E9:.H9])/40*[.$I$1]" office:value-type="float" office:value="2.45" calcext:value-type="float">
            <text:p>2.45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ce21" table:formula="of:=SUM([.J9:.L9])/30*[.$I$1]" office:value-type="float" office:value="2.33333333333333" calcext:value-type="float">
            <text:p>2.33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[.N9]/10*[.$I$1]" office:value-type="float" office:value="2.33333333333333" calcext:value-type="float">
            <text:p>2.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9:.Q9])/20*[.$R$1]" office:value-type="float" office:value="0" calcext:value-type="float">
            <text:p>0.00</text:p>
          </table:table-cell>
          <table:table-cell/>
          <table:table-cell table:style-name="ce23" table:formula="of:=SUM([.I9];[.M9];[.O9];[.R9])" office:value-type="float" office:value="7.11666666666667" calcext:value-type="float">
            <text:p>7.12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berlandf </text:p>
          </table:table-cell>
          <table:table-cell table:style-name="Default" office:value-type="string" calcext:value-type="string">
            <text:p>Frederic</text:p>
          </table:table-cell>
          <table:table-cell table:style-name="Default" office:value-type="string" calcext:value-type="string">
            <text:p>BERLAND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E10:.H10])/40*[.$I$1]" office:value-type="float" office:value="1.16666666666667" calcext:value-type="float">
            <text:p>1.17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ce21" table:formula="of:=SUM([.J10:.L10])/30*[.$I$1]" office:value-type="float" office:value="1.94444444444444" calcext:value-type="float">
            <text:p>1.94</text:p>
          </table:table-cell>
          <table:table-cell table:style-name="Default" office:value-type="float" office:value="5" calcext:value-type="float">
            <text:p>5</text:p>
          </table:table-cell>
          <table:table-cell table:style-name="ce21" table:formula="of:=[.N10]/10*[.$I$1]" office:value-type="float" office:value="1.16666666666667" calcext:value-type="float">
            <text:p>1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10:.Q10])/20*[.$R$1]" office:value-type="float" office:value="0" calcext:value-type="float">
            <text:p>0.00</text:p>
          </table:table-cell>
          <table:table-cell/>
          <table:table-cell table:style-name="ce23" table:formula="of:=SUM([.I10];[.M10];[.O10];[.R10])" office:value-type="float" office:value="4.27777777777778" calcext:value-type="float">
            <text:p>4.28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choukarm </text:p>
          </table:table-cell>
          <table:table-cell table:style-name="Default" office:value-type="string" calcext:value-type="string">
            <text:p>Mehdi</text:p>
          </table:table-cell>
          <table:table-cell table:style-name="Default" office:value-type="string" calcext:value-type="string">
            <text:p>CHOUKAR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ce21" table:formula="of:=SUM([.E11:.H11])/40*[.$I$1]" office:value-type="float" office:value="1.16666666666667" calcext:value-type="float">
            <text:p>1.17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ce21" table:formula="of:=SUM([.J11:.L11])/30*[.$I$1]" office:value-type="float" office:value="2.25555555555556" calcext:value-type="float">
            <text:p>2.26</text:p>
          </table:table-cell>
          <table:table-cell table:style-name="Default" office:value-type="float" office:value="4" calcext:value-type="float">
            <text:p>4</text:p>
          </table:table-cell>
          <table:table-cell table:style-name="ce21" table:formula="of:=[.N11]/10*[.$I$1]" office:value-type="float" office:value="0.933333333333333" calcext:value-type="float">
            <text:p>0.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11:.Q11])/20*[.$R$1]" office:value-type="float" office:value="0" calcext:value-type="float">
            <text:p>0.00</text:p>
          </table:table-cell>
          <table:table-cell/>
          <table:table-cell table:style-name="ce23" table:formula="of:=SUM([.I11];[.M11];[.O11];[.R11])" office:value-type="float" office:value="4.35555555555556" calcext:value-type="float">
            <text:p>4.36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decampol </text:p>
          </table:table-cell>
          <table:table-cell table:style-name="Default" office:value-type="string" calcext:value-type="string">
            <text:p>Lisa</text:p>
          </table:table-cell>
          <table:table-cell table:style-name="Default" office:value-type="string" calcext:value-type="string">
            <text:p>DE CAMPOS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E12:.H12])/40*[.$I$1]" office:value-type="float" office:value="1.16666666666667" calcext:value-type="float">
            <text:p>1.1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1" table:formula="of:=SUM([.J12:.L12])/30*[.$I$1]" office:value-type="float" office:value="0.777777777777778" calcext:value-type="float">
            <text:p>0.78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[.N12]/10*[.$I$1]" office:value-type="float" office:value="2.33333333333333" calcext:value-type="float">
            <text:p>2.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12:.Q12])/20*[.$R$1]" office:value-type="float" office:value="0" calcext:value-type="float">
            <text:p>0.00</text:p>
          </table:table-cell>
          <table:table-cell/>
          <table:table-cell table:style-name="ce23" table:formula="of:=SUM([.I12];[.M12];[.O12];[.R12])" office:value-type="float" office:value="4.27777777777778" calcext:value-type="float">
            <text:p>4.28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deladrih </text:p>
          </table:table-cell>
          <table:table-cell table:style-name="Default" office:value-type="string" calcext:value-type="string">
            <text:p>Hugo</text:p>
          </table:table-cell>
          <table:table-cell table:style-name="Default" office:value-type="string" calcext:value-type="string">
            <text:p>DELADRIERE</text:p>
          </table:table-cell>
          <table:table-cell table:style-name="Default"/>
          <table:table-cell table:number-columns-repeated="4" table:style-name="Default" office:value-type="float" office:value="10" calcext:value-type="float">
            <text:p>10</text:p>
          </table:table-cell>
          <table:table-cell table:style-name="ce21" table:formula="of:=SUM([.E13:.H13])/40*[.$I$1]" office:value-type="float" office:value="2.33333333333333" calcext:value-type="float">
            <text:p>2.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J13:.L13])/30*[.$I$1]" office:value-type="float" office:value="0.777777777777778" calcext:value-type="float">
            <text:p>0.78</text:p>
          </table:table-cell>
          <table:table-cell table:style-name="Default" office:value-type="float" office:value="4" calcext:value-type="float">
            <text:p>4</text:p>
          </table:table-cell>
          <table:table-cell table:style-name="ce21" table:formula="of:=[.N13]/10*[.$I$1]" office:value-type="float" office:value="0.933333333333333" calcext:value-type="float">
            <text:p>0.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13:.Q13])/20*[.$R$1]" office:value-type="float" office:value="0" calcext:value-type="float">
            <text:p>0.00</text:p>
          </table:table-cell>
          <table:table-cell/>
          <table:table-cell table:style-name="ce23" table:formula="of:=SUM([.I13];[.M13];[.O13];[.R13])" office:value-type="float" office:value="4.04444444444444" calcext:value-type="float">
            <text:p>4.04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eswarans </text:p>
          </table:table-cell>
          <table:table-cell table:style-name="Default" office:value-type="string" calcext:value-type="string">
            <text:p>Suvetha</text:p>
          </table:table-cell>
          <table:table-cell table:style-name="Default" office:value-type="string" calcext:value-type="string">
            <text:p>ESWARANATHAN</text:p>
          </table:table-cell>
          <table:table-cell table:style-name="Default"/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E14:.H14])/40*[.$I$1]" office:value-type="float" office:value="1.75" calcext:value-type="float">
            <text:p>1.75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ce21" table:formula="of:=SUM([.J14:.L14])/30*[.$I$1]" office:value-type="float" office:value="2.33333333333333" calcext:value-type="float">
            <text:p>2.33</text:p>
          </table:table-cell>
          <table:table-cell table:style-name="Default" office:value-type="float" office:value="9" calcext:value-type="float">
            <text:p>9</text:p>
          </table:table-cell>
          <table:table-cell table:style-name="ce21" table:formula="of:=[.N14]/10*[.$I$1]" office:value-type="float" office:value="2.1" calcext:value-type="float">
            <text:p>2.1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ce23" table:formula="of:=SUM([.P14:.Q14])/20*[.$R$1]" office:value-type="float" office:value="0.15" calcext:value-type="float">
            <text:p>0.15</text:p>
          </table:table-cell>
          <table:table-cell/>
          <table:table-cell table:style-name="ce23" table:formula="of:=SUM([.I14];[.M14];[.O14];[.R14])" office:value-type="float" office:value="6.33333333333333" calcext:value-type="float">
            <text:p>6.33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fatfats </text:p>
          </table:table-cell>
          <table:table-cell table:style-name="Default" office:value-type="string" calcext:value-type="string">
            <text:p>Sami</text:p>
          </table:table-cell>
          <table:table-cell table:style-name="Default" office:value-type="string" calcext:value-type="string">
            <text:p>FATFA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ce21" table:formula="of:=SUM([.E15:.H15])/40*[.$I$1]" office:value-type="float" office:value="1.16666666666667" calcext:value-type="float">
            <text:p>1.17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ce21" table:formula="of:=SUM([.J15:.L15])/30*[.$I$1]" office:value-type="float" office:value="2.17777777777778" calcext:value-type="float">
            <text:p>2.18</text:p>
          </table:table-cell>
          <table:table-cell table:style-name="Default" office:value-type="float" office:value="5" calcext:value-type="float">
            <text:p>5</text:p>
          </table:table-cell>
          <table:table-cell table:style-name="ce21" table:formula="of:=[.N15]/10*[.$I$1]" office:value-type="float" office:value="1.16666666666667" calcext:value-type="float">
            <text:p>1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15:.Q15])/20*[.$R$1]" office:value-type="float" office:value="0" calcext:value-type="float">
            <text:p>0.00</text:p>
          </table:table-cell>
          <table:table-cell/>
          <table:table-cell table:style-name="ce23" table:formula="of:=SUM([.I15];[.M15];[.O15];[.R15])" office:value-type="float" office:value="4.51111111111111" calcext:value-type="float">
            <text:p>4.51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foarev </text:p>
          </table:table-cell>
          <table:table-cell table:style-name="Default" office:value-type="string" calcext:value-type="string">
            <text:p>Valentin</text:p>
          </table:table-cell>
          <table:table-cell table:style-name="Default" office:value-type="string" calcext:value-type="string">
            <text:p>FOARE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E16:.H16])/40*[.$I$1]" office:value-type="float" office:value="2.56666666666667" calcext:value-type="float">
            <text:p>2.57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ce21" table:formula="of:=SUM([.J16:.L16])/30*[.$I$1]" office:value-type="float" office:value="2.33333333333333" calcext:value-type="float">
            <text:p>2.33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[.N16]/10*[.$I$1]" office:value-type="float" office:value="2.33333333333333" calcext:value-type="float">
            <text:p>2.33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ce23" table:formula="of:=SUM([.P16:.Q16])/20*[.$R$1]" office:value-type="float" office:value="0.5" calcext:value-type="float">
            <text:p>0.50</text:p>
          </table:table-cell>
          <table:table-cell/>
          <table:table-cell table:style-name="ce23" table:formula="of:=SUM([.I16];[.M16];[.O16];[.R16])" office:value-type="float" office:value="7.73333333333333" calcext:value-type="float">
            <text:p>7.73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gayg </text:p>
          </table:table-cell>
          <table:table-cell table:style-name="Default" office:value-type="string" calcext:value-type="string">
            <text:p>Guillaume</text:p>
          </table:table-cell>
          <table:table-cell table:style-name="Default" office:value-type="string" calcext:value-type="string">
            <text:p>GAY</text:p>
          </table:table-cell>
          <table:table-cell table:style-name="Default"/>
          <table:table-cell table:number-columns-repeated="4" table:style-name="Default" office:value-type="float" office:value="10" calcext:value-type="float">
            <text:p>10</text:p>
          </table:table-cell>
          <table:table-cell table:style-name="ce21" table:formula="of:=SUM([.E17:.H17])/40*[.$I$1]" office:value-type="float" office:value="2.33333333333333" calcext:value-type="float">
            <text:p>2.3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ce21" table:formula="of:=SUM([.J17:.L17])/30*[.$I$1]" office:value-type="float" office:value="1.94444444444444" calcext:value-type="float">
            <text:p>1.94</text:p>
          </table:table-cell>
          <table:table-cell table:style-name="Default" office:value-type="float" office:value="5" calcext:value-type="float">
            <text:p>5</text:p>
          </table:table-cell>
          <table:table-cell table:style-name="ce21" table:formula="of:=[.N17]/10*[.$I$1]" office:value-type="float" office:value="1.16666666666667" calcext:value-type="float">
            <text:p>1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17:.Q17])/20*[.$R$1]" office:value-type="float" office:value="0" calcext:value-type="float">
            <text:p>0.00</text:p>
          </table:table-cell>
          <table:table-cell/>
          <table:table-cell table:style-name="ce23" table:formula="of:=SUM([.I17];[.M17];[.O17];[.R17])" office:value-type="float" office:value="5.44444444444445" calcext:value-type="float">
            <text:p>5.44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gervaisc 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GERVAISE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ce21" table:formula="of:=SUM([.E18:.H18])/40*[.$I$1]" office:value-type="float" office:value="1.28333333333333" calcext:value-type="float">
            <text:p>1.28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ce21" table:formula="of:=SUM([.J18:.L18])/30*[.$I$1]" office:value-type="float" office:value="2.33333333333333" calcext:value-type="float">
            <text:p>2.33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[.N18]/10*[.$I$1]" office:value-type="float" office:value="2.33333333333333" calcext:value-type="float">
            <text:p>2.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18:.Q18])/20*[.$R$1]" office:value-type="float" office:value="0" calcext:value-type="float">
            <text:p>0.00</text:p>
          </table:table-cell>
          <table:table-cell/>
          <table:table-cell table:style-name="ce23" table:formula="of:=SUM([.I18];[.M18];[.O18];[.R18])" office:value-type="float" office:value="5.95" calcext:value-type="float">
            <text:p>5.95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jiansy </text:p>
          </table:table-cell>
          <table:table-cell table:style-name="Default" office:value-type="string" calcext:value-type="string">
            <text:p>Sylvain</text:p>
          </table:table-cell>
          <table:table-cell table:style-name="Default" office:value-type="string" calcext:value-type="string">
            <text:p>JIANG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E19:.H19])/40*[.$I$1]" office:value-type="float" office:value="1.86666666666667" calcext:value-type="float">
            <text:p>1.8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ce21" table:formula="of:=SUM([.J19:.L19])/30*[.$I$1]" office:value-type="float" office:value="2.02222222222222" calcext:value-type="float">
            <text:p>2.02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[.N19]/10*[.$I$1]" office:value-type="float" office:value="2.33333333333333" calcext:value-type="float">
            <text:p>2.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19:.Q19])/20*[.$R$1]" office:value-type="float" office:value="0" calcext:value-type="float">
            <text:p>0.00</text:p>
          </table:table-cell>
          <table:table-cell/>
          <table:table-cell table:style-name="ce23" table:formula="of:=SUM([.I19];[.M19];[.O19];[.R19])" office:value-type="float" office:value="6.22222222222222" calcext:value-type="float">
            <text:p>6.22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kabiry </text:p>
          </table:table-cell>
          <table:table-cell table:style-name="Default" office:value-type="string" calcext:value-type="string">
            <text:p>Yannis</text:p>
          </table:table-cell>
          <table:table-cell table:style-name="Default" office:value-type="string" calcext:value-type="string">
            <text:p>KABIR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E20:.H20])/40*[.$I$1]" office:value-type="float" office:value="1.925" calcext:value-type="float">
            <text:p>1.9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1" table:formula="of:=SUM([.J20:.L20])/30*[.$I$1]" office:value-type="float" office:value="0.777777777777778" calcext:value-type="float">
            <text:p>0.78</text:p>
          </table:table-cell>
          <table:table-cell table:style-name="Default" office:value-type="float" office:value="6" calcext:value-type="float">
            <text:p>6</text:p>
          </table:table-cell>
          <table:table-cell table:style-name="ce21" table:formula="of:=[.N20]/10*[.$I$1]" office:value-type="float" office:value="1.4" calcext:value-type="float">
            <text:p>1.4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20:.Q20])/20*[.$R$1]" office:value-type="float" office:value="0" calcext:value-type="float">
            <text:p>0.00</text:p>
          </table:table-cell>
          <table:table-cell/>
          <table:table-cell table:style-name="ce23" table:formula="of:=SUM([.I20];[.M20];[.O20];[.R20])" office:value-type="float" office:value="4.10277777777778" calcext:value-type="float">
            <text:p>4.10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kurabarf </text:p>
          </table:table-cell>
          <table:table-cell table:style-name="Default" office:value-type="string" calcext:value-type="string">
            <text:p>Farina Ali</text:p>
          </table:table-cell>
          <table:table-cell table:style-name="Default" office:value-type="string" calcext:value-type="string">
            <text:p>KURABARWALA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E21:.H21])/40*[.$I$1]" office:value-type="float" office:value="1.80833333333333" calcext:value-type="float">
            <text:p>1.8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ce21" table:formula="of:=SUM([.J21:.L21])/30*[.$I$1]" office:value-type="float" office:value="1.55555555555556" calcext:value-type="float">
            <text:p>1.56</text:p>
          </table:table-cell>
          <table:table-cell table:style-name="Default" office:value-type="float" office:value="6" calcext:value-type="float">
            <text:p>6</text:p>
          </table:table-cell>
          <table:table-cell table:style-name="ce21" table:formula="of:=[.N21]/10*[.$I$1]" office:value-type="float" office:value="1.4" calcext:value-type="float">
            <text:p>1.4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21:.Q21])/20*[.$R$1]" office:value-type="float" office:value="0" calcext:value-type="float">
            <text:p>0.00</text:p>
          </table:table-cell>
          <table:table-cell/>
          <table:table-cell table:style-name="ce23" table:formula="of:=SUM([.I21];[.M21];[.O21];[.R21])" office:value-type="float" office:value="4.76388888888889" calcext:value-type="float">
            <text:p>4.76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lapertor </text:p>
          </table:table-cell>
          <table:table-cell table:style-name="Default" office:value-type="string" calcext:value-type="string">
            <text:p>Raphaël</text:p>
          </table:table-cell>
          <table:table-cell table:style-name="Default" office:value-type="string" calcext:value-type="string">
            <text:p>LAPERTOT</text:p>
          </table:table-cell>
          <table:table-cell table:style-name="Default"/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E22:.H22])/40*[.$I$1]" office:value-type="float" office:value="2.45" calcext:value-type="float">
            <text:p>2.45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ce21" table:formula="of:=SUM([.J22:.L22])/30*[.$I$1]" office:value-type="float" office:value="2.33333333333333" calcext:value-type="float">
            <text:p>2.33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[.N22]/10*[.$I$1]" office:value-type="float" office:value="2.33333333333333" calcext:value-type="float">
            <text:p>2.33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ce23" table:formula="of:=SUM([.P22:.Q22])/20*[.$R$1]" office:value-type="float" office:value="0.5" calcext:value-type="float">
            <text:p>0.50</text:p>
          </table:table-cell>
          <table:table-cell/>
          <table:table-cell table:style-name="ce23" table:formula="of:=SUM([.I22];[.M22];[.O22];[.R22])" office:value-type="float" office:value="7.61666666666667" calcext:value-type="float">
            <text:p>7.62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lesageo </text:p>
          </table:table-cell>
          <table:table-cell table:style-name="Default" office:value-type="string" calcext:value-type="string">
            <text:p>Oscar</text:p>
          </table:table-cell>
          <table:table-cell table:style-name="Default" office:value-type="string" calcext:value-type="string">
            <text:p>LESAGE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ce21" table:formula="of:=SUM([.E23:.H23])/40*[.$I$1]" office:value-type="float" office:value="1.75" calcext:value-type="float">
            <text:p>1.7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1" table:formula="of:=SUM([.J23:.L23])/30*[.$I$1]" office:value-type="float" office:value="0.777777777777778" calcext:value-type="float">
            <text:p>0.78</text:p>
          </table:table-cell>
          <table:table-cell table:style-name="Default" office:value-type="float" office:value="7" calcext:value-type="float">
            <text:p>7</text:p>
          </table:table-cell>
          <table:table-cell table:style-name="ce21" table:formula="of:=[.N23]/10*[.$I$1]" office:value-type="float" office:value="1.63333333333333" calcext:value-type="float">
            <text:p>1.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23:.Q23])/20*[.$R$1]" office:value-type="float" office:value="0" calcext:value-type="float">
            <text:p>0.00</text:p>
          </table:table-cell>
          <table:table-cell/>
          <table:table-cell table:style-name="ce23" table:formula="of:=SUM([.I23];[.M23];[.O23];[.R23])" office:value-type="float" office:value="4.16111111111111" calcext:value-type="float">
            <text:p>4.16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lian </text:p>
          </table:table-cell>
          <table:table-cell table:style-name="ce27" office:value-type="string" calcext:value-type="string">
            <text:p>Annie</text:p>
          </table:table-cell>
          <table:table-cell table:style-name="Default" office:value-type="string" calcext:value-type="string">
            <text:p>LIM</text:p>
          </table:table-cell>
          <table:table-cell table:style-name="Default"/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E24:.H24])/40*[.$I$1]" office:value-type="float" office:value="2.45" calcext:value-type="float">
            <text:p>2.4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ce21" table:formula="of:=SUM([.J24:.L24])/30*[.$I$1]" office:value-type="float" office:value="2.17777777777778" calcext:value-type="float">
            <text:p>2.18</text:p>
          </table:table-cell>
          <table:table-cell table:style-name="Default" office:value-type="float" office:value="5" calcext:value-type="float">
            <text:p>5</text:p>
          </table:table-cell>
          <table:table-cell table:style-name="ce21" table:formula="of:=[.N24]/10*[.$I$1]" office:value-type="float" office:value="1.16666666666667" calcext:value-type="float">
            <text:p>1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24:.Q24])/20*[.$R$1]" office:value-type="float" office:value="0" calcext:value-type="float">
            <text:p>0.00</text:p>
          </table:table-cell>
          <table:table-cell/>
          <table:table-cell table:style-name="ce23" table:formula="of:=SUM([.I24];[.M24];[.O24];[.R24])" office:value-type="float" office:value="5.79444444444445" calcext:value-type="float">
            <text:p>5.79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louissim </text:p>
          </table:table-cell>
          <table:table-cell table:style-name="Default" office:value-type="string" calcext:value-type="string">
            <text:p>Myriam</text:p>
          </table:table-cell>
          <table:table-cell table:style-name="Default" office:value-type="string" calcext:value-type="string">
            <text:p>LOUIS-SIDNEY</text:p>
          </table:table-cell>
          <table:table-cell table:style-name="Default"/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1" table:formula="of:=SUM([.E25:.H25])/40*[.$I$1]" office:value-type="float" office:value="1.16666666666667" calcext:value-type="float">
            <text:p>1.1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1" table:formula="of:=SUM([.J25:.L25])/30*[.$I$1]" office:value-type="float" office:value="0.777777777777778" calcext:value-type="float">
            <text:p>0.78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[.N25]/10*[.$I$1]" office:value-type="float" office:value="2.33333333333333" calcext:value-type="float">
            <text:p>2.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25:.Q25])/20*[.$R$1]" office:value-type="float" office:value="0" calcext:value-type="float">
            <text:p>0.00</text:p>
          </table:table-cell>
          <table:table-cell/>
          <table:table-cell table:style-name="ce23" table:formula="of:=SUM([.I25];[.M25];[.O25];[.R25])" office:value-type="float" office:value="4.27777777777778" calcext:value-type="float">
            <text:p>4.28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luximond </text:p>
          </table:table-cell>
          <table:table-cell table:style-name="Default" office:value-type="string" calcext:value-type="string">
            <text:p>Davina</text:p>
          </table:table-cell>
          <table:table-cell table:style-name="Default" office:value-type="string" calcext:value-type="string">
            <text:p>LUXIMON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SUM([.E26:.H26])/40*[.$I$1]" office:value-type="float" office:value="1.16666666666667" calcext:value-type="float">
            <text:p>1.1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21" table:formula="of:=SUM([.J26:.L26])/30*[.$I$1]" office:value-type="float" office:value="1.08888888888889" calcext:value-type="float">
            <text:p>1.09</text:p>
          </table:table-cell>
          <table:table-cell table:style-name="Default" office:value-type="float" office:value="12" calcext:value-type="float">
            <text:p>12</text:p>
          </table:table-cell>
          <table:table-cell table:style-name="ce21" table:formula="of:=[.N26]/10*[.$I$1]" office:value-type="float" office:value="2.8" calcext:value-type="float">
            <text:p>2.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26:.Q26])/20*[.$R$1]" office:value-type="float" office:value="0" calcext:value-type="float">
            <text:p>0.00</text:p>
          </table:table-cell>
          <table:table-cell/>
          <table:table-cell table:style-name="ce23" table:formula="of:=SUM([.I26];[.M26];[.O26];[.R26])" office:value-type="float" office:value="5.05555555555556" calcext:value-type="float">
            <text:p>5.06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marcoccf 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MARCOCCIA</text:p>
          </table:table-cell>
          <table:table-cell table:style-name="Default"/>
          <table:table-cell table:number-columns-repeated="4" table:style-name="Default" office:value-type="float" office:value="10" calcext:value-type="float">
            <text:p>10</text:p>
          </table:table-cell>
          <table:table-cell table:style-name="ce21" table:formula="of:=SUM([.E27:.H27])/40*[.$I$1]" office:value-type="float" office:value="2.33333333333333" calcext:value-type="float">
            <text:p>2.33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ce21" table:formula="of:=SUM([.J27:.L27])/30*[.$I$1]" office:value-type="float" office:value="2.1" calcext:value-type="float">
            <text:p>2.10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table:formula="of:=[.N27]/10*[.$I$1]" office:value-type="float" office:value="2.33333333333333" calcext:value-type="float">
            <text:p>2.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27:.Q27])/20*[.$R$1]" office:value-type="float" office:value="0" calcext:value-type="float">
            <text:p>0.00</text:p>
          </table:table-cell>
          <table:table-cell/>
          <table:table-cell table:style-name="ce23" table:formula="of:=SUM([.I27];[.M27];[.O27];[.R27])" office:value-type="float" office:value="6.76666666666667" calcext:value-type="float">
            <text:p>6.77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moreaua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MOREAU</text:p>
          </table:table-cell>
          <table:table-cell table:style-name="Default"/>
          <table:table-cell table:number-columns-repeated="4" table:style-name="Default" office:value-type="float" office:value="10" calcext:value-type="float">
            <text:p>10</text:p>
          </table:table-cell>
          <table:table-cell table:style-name="ce21" table:formula="of:=SUM([.E28:.H28])/40*[.$I$1]" office:value-type="float" office:value="2.33333333333333" calcext:value-type="float">
            <text:p>2.33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ce21" table:formula="of:=SUM([.J28:.L28])/30*[.$I$1]" office:value-type="float" office:value="2.33333333333333" calcext:value-type="float">
            <text:p>2.33</text:p>
          </table:table-cell>
          <table:table-cell table:style-name="Default" office:value-type="float" office:value="9" calcext:value-type="float">
            <text:p>9</text:p>
          </table:table-cell>
          <table:table-cell table:style-name="ce21" table:formula="of:=[.N28]/10*[.$I$1]" office:value-type="float" office:value="2.1" calcext:value-type="float">
            <text:p>2.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28:.Q28])/20*[.$R$1]" office:value-type="float" office:value="0" calcext:value-type="float">
            <text:p>0.00</text:p>
          </table:table-cell>
          <table:table-cell/>
          <table:table-cell table:style-name="ce23" table:formula="of:=SUM([.I28];[.M28];[.O28];[.R28])" office:value-type="float" office:value="6.76666666666667" calcext:value-type="float">
            <text:p>6.77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nagara </text:p>
          </table:table-cell>
          <table:table-cell table:style-name="Default" office:value-type="string" calcext:value-type="string">
            <text:p>Ankit</text:p>
          </table:table-cell>
          <table:table-cell table:style-name="Default" office:value-type="string" calcext:value-type="string">
            <text:p>NAGAR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ce21" table:formula="of:=SUM([.E29:.H29])/40*[.$I$1]" office:value-type="float" office:value="1.75" calcext:value-type="float">
            <text:p>1.7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21" table:formula="of:=SUM([.J29:.L29])/30*[.$I$1]" office:value-type="float" office:value="0.777777777777778" calcext:value-type="float">
            <text:p>0.78</text:p>
          </table:table-cell>
          <table:table-cell table:style-name="Default" office:value-type="float" office:value="9" calcext:value-type="float">
            <text:p>9</text:p>
          </table:table-cell>
          <table:table-cell table:style-name="ce21" table:formula="of:=[.N29]/10*[.$I$1]" office:value-type="float" office:value="2.1" calcext:value-type="float">
            <text:p>2.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formula="of:=SUM([.P29:.Q29])/20*[.$R$1]" office:value-type="float" office:value="0" calcext:value-type="float">
            <text:p>0.00</text:p>
          </table:table-cell>
          <table:table-cell/>
          <table:table-cell table:style-name="ce23" table:formula="of:=SUM([.I29];[.M29];[.O29];[.R29])" office:value-type="float" office:value="4.62777777777778" calcext:value-type="float">
            <text:p>4.63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nanfar </text:p>
          </table:table-cell>
          <table:table-cell table:style-name="Default" office:value-type="string" calcext:value-type="string">
            <text:p>Rochinel-bienvenu</text:p>
          </table:table-cell>
          <table:table-cell table:style-name="Default" office:value-type="string" calcext:value-type="string">
            <text:p>NANFA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table:formula="of:=SUM([.E30:.H30])/40*[.$I$1]" office:value-type="float" office:value="0.583333333333333" calcext:value-type="float">
            <text:p>0.58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1" table:formula="of:=SUM([.J30:.L30])/30*[.$I$1]" office:value-type="float" office:value="2.33333333333333" calcext:value-type="float">
            <text:p>2.33</text:p>
          </table:table-cell>
          <table:table-cell office:value-type="float" office:value="10" calcext:value-type="float">
            <text:p>10</text:p>
          </table:table-cell>
          <table:table-cell table:style-name="ce21" table:formula="of:=[.N30]/10*[.$I$1]" office:value-type="float" office:value="2.33333333333333" calcext:value-type="float">
            <text:p>2.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formula="of:=SUM([.P30:.Q30])/20*[.$R$1]" office:value-type="float" office:value="0" calcext:value-type="float">
            <text:p>0.00</text:p>
          </table:table-cell>
          <table:table-cell/>
          <table:table-cell table:style-name="ce23" table:formula="of:=SUM([.I30];[.M30];[.O30];[.R30])" office:value-type="float" office:value="5.25" calcext:value-type="float">
            <text:p>5.25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nguelaj </text:p>
          </table:table-cell>
          <table:table-cell table:style-name="Default" office:value-type="string" calcext:value-type="string">
            <text:p>Janique</text:p>
          </table:table-cell>
          <table:table-cell table:style-name="Default" office:value-type="string" calcext:value-type="string">
            <text:p>N'GUELA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1" table:formula="of:=SUM([.E31:.H31])/40*[.$I$1]" office:value-type="float" office:value="1.16666666666667" calcext:value-type="float">
            <text:p>1.1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table:formula="of:=SUM([.J31:.L31])/30*[.$I$1]"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table:style-name="ce21" table:formula="of:=[.N31]/10*[.$I$1]" office:value-type="float" office:value="1.86666666666667" calcext:value-type="float">
            <text:p>1.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formula="of:=SUM([.P31:.Q31])/20*[.$R$1]" office:value-type="float" office:value="0" calcext:value-type="float">
            <text:p>0.00</text:p>
          </table:table-cell>
          <table:table-cell/>
          <table:table-cell table:style-name="ce23" table:formula="of:=SUM([.I31];[.M31];[.O31];[.R31])" office:value-type="float" office:value="3.03333333333333" calcext:value-type="float">
            <text:p>3.03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nogrets </text:p>
          </table:table-cell>
          <table:table-cell table:style-name="Default" office:value-type="string" calcext:value-type="string">
            <text:p>Simon</text:p>
          </table:table-cell>
          <table:table-cell table:style-name="Default" office:value-type="string" calcext:value-type="string">
            <text:p>NOGRET</text:p>
          </table:table-cell>
          <table:table-cell table:style-name="Default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1" table:formula="of:=SUM([.E32:.H32])/40*[.$I$1]" office:value-type="float" office:value="1.75" calcext:value-type="float">
            <text:p>1.75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1" table:formula="of:=SUM([.J32:.L32])/30*[.$I$1]" office:value-type="float" office:value="2.33333333333333" calcext:value-type="float">
            <text:p>2.33</text:p>
          </table:table-cell>
          <table:table-cell office:value-type="float" office:value="8" calcext:value-type="float">
            <text:p>8</text:p>
          </table:table-cell>
          <table:table-cell table:style-name="ce21" table:formula="of:=[.N32]/10*[.$I$1]" office:value-type="float" office:value="1.86666666666667" calcext:value-type="float">
            <text:p>1.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formula="of:=SUM([.P32:.Q32])/20*[.$R$1]" office:value-type="float" office:value="0" calcext:value-type="float">
            <text:p>0.00</text:p>
          </table:table-cell>
          <table:table-cell/>
          <table:table-cell table:style-name="ce23" table:formula="of:=SUM([.I32];[.M32];[.O32];[.R32])" office:value-type="float" office:value="5.95" calcext:value-type="float">
            <text:p>5.95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ourobodg </text:p>
          </table:table-cell>
          <table:table-cell table:style-name="Default" office:value-type="string" calcext:value-type="string">
            <text:p>Graham</text:p>
          </table:table-cell>
          <table:table-cell table:style-name="Default" office:value-type="string" calcext:value-type="string">
            <text:p>OURO BOD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1" table:formula="of:=SUM([.E33:.H33])/40*[.$I$1]" office:value-type="float" office:value="1.16666666666667" calcext:value-type="float">
            <text:p>1.17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1" table:formula="of:=SUM([.J33:.L33])/30*[.$I$1]" office:value-type="float" office:value="2.33333333333333" calcext:value-type="float">
            <text:p>2.33</text:p>
          </table:table-cell>
          <table:table-cell office:value-type="float" office:value="6" calcext:value-type="float">
            <text:p>6</text:p>
          </table:table-cell>
          <table:table-cell table:style-name="ce21" table:formula="of:=[.N33]/10*[.$I$1]" office:value-type="float" office:value="1.4" calcext:value-type="float">
            <text:p>1.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formula="of:=SUM([.P33:.Q33])/20*[.$R$1]" office:value-type="float" office:value="0" calcext:value-type="float">
            <text:p>0.00</text:p>
          </table:table-cell>
          <table:table-cell/>
          <table:table-cell table:style-name="ce23" table:formula="of:=SUM([.I33];[.M33];[.O33];[.R33])" office:value-type="float" office:value="4.9" calcext:value-type="float">
            <text:p>4.90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salleta </text:p>
          </table:table-cell>
          <table:table-cell table:style-name="Default" office:value-type="string" calcext:value-type="string">
            <text:p>Aymeric</text:p>
          </table:table-cell>
          <table:table-cell table:style-name="Default" office:value-type="string" calcext:value-type="string">
            <text:p>SALLET</text:p>
          </table:table-cell>
          <table:table-cell table:style-name="Default"/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1" table:formula="of:=SUM([.E34:.H34])/40*[.$I$1]" office:value-type="float" office:value="2.45" calcext:value-type="float">
            <text:p>2.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1" table:formula="of:=SUM([.J34:.L34])/30*[.$I$1]" office:value-type="float" office:value="1.71111111111111" calcext:value-type="float">
            <text:p>1.71</text:p>
          </table:table-cell>
          <table:table-cell office:value-type="float" office:value="10" calcext:value-type="float">
            <text:p>10</text:p>
          </table:table-cell>
          <table:table-cell table:style-name="ce21" table:formula="of:=[.N34]/10*[.$I$1]" office:value-type="float" office:value="2.33333333333333" calcext:value-type="float">
            <text:p>2.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formula="of:=SUM([.P34:.Q34])/20*[.$R$1]" office:value-type="float" office:value="0" calcext:value-type="float">
            <text:p>0.00</text:p>
          </table:table-cell>
          <table:table-cell/>
          <table:table-cell table:style-name="ce23" table:formula="of:=SUM([.I34];[.M34];[.O34];[.R34])" office:value-type="float" office:value="6.49444444444445" calcext:value-type="float">
            <text:p>6.49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salvim </text:p>
          </table:table-cell>
          <table:table-cell table:style-name="Default" office:value-type="string" calcext:value-type="string">
            <text:p>Marine</text:p>
          </table:table-cell>
          <table:table-cell table:style-name="Default" office:value-type="string" calcext:value-type="string">
            <text:p>SALV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1" table:formula="of:=SUM([.E35:.H35])/40*[.$I$1]" office:value-type="float" office:value="1.28333333333333" calcext:value-type="float">
            <text:p>1.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1" table:formula="of:=SUM([.J35:.L35])/30*[.$I$1]" office:value-type="float" office:value="1.16666666666667" calcext:value-type="float">
            <text:p>1.17</text:p>
          </table:table-cell>
          <table:table-cell office:value-type="float" office:value="8" calcext:value-type="float">
            <text:p>8</text:p>
          </table:table-cell>
          <table:table-cell table:style-name="ce21" table:formula="of:=[.N35]/10*[.$I$1]" office:value-type="float" office:value="1.86666666666667" calcext:value-type="float">
            <text:p>1.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formula="of:=SUM([.P35:.Q35])/20*[.$R$1]" office:value-type="float" office:value="0" calcext:value-type="float">
            <text:p>0.00</text:p>
          </table:table-cell>
          <table:table-cell/>
          <table:table-cell table:style-name="ce23" table:formula="of:=SUM([.I35];[.M35];[.O35];[.R35])" office:value-type="float" office:value="4.31666666666667" calcext:value-type="float">
            <text:p>4.32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senantv </text:p>
          </table:table-cell>
          <table:table-cell table:style-name="Default" office:value-type="string" calcext:value-type="string">
            <text:p>Victor</text:p>
          </table:table-cell>
          <table:table-cell table:style-name="Default" office:value-type="string" calcext:value-type="string">
            <text:p>SENANT</text:p>
          </table:table-cell>
          <table:table-cell table:style-name="Default"/>
          <table:table-cell table:number-columns-repeated="4" office:value-type="float" office:value="10" calcext:value-type="float">
            <text:p>10</text:p>
          </table:table-cell>
          <table:table-cell table:style-name="ce21" table:formula="of:=SUM([.E36:.H36])/40*[.$I$1]" office:value-type="float" office:value="2.33333333333333" calcext:value-type="float">
            <text:p>2.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1" table:formula="of:=SUM([.J36:.L36])/30*[.$I$1]" office:value-type="float" office:value="0.777777777777778" calcext:value-type="float">
            <text:p>0.78</text:p>
          </table:table-cell>
          <table:table-cell office:value-type="float" office:value="5" calcext:value-type="float">
            <text:p>5</text:p>
          </table:table-cell>
          <table:table-cell table:style-name="ce21" table:formula="of:=[.N36]/10*[.$I$1]" office:value-type="float" office:value="1.1666666666666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formula="of:=SUM([.P36:.Q36])/20*[.$R$1]" office:value-type="float" office:value="0" calcext:value-type="float">
            <text:p>0.00</text:p>
          </table:table-cell>
          <table:table-cell/>
          <table:table-cell table:style-name="ce23" table:formula="of:=SUM([.I36];[.M36];[.O36];[.R36])" office:value-type="float" office:value="4.27777777777778" calcext:value-type="float">
            <text:p>4.28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surgetj </text:p>
          </table:table-cell>
          <table:table-cell table:style-name="Default" office:value-type="string" calcext:value-type="string">
            <text:p>Jérémy</text:p>
          </table:table-cell>
          <table:table-cell table:style-name="Default" office:value-type="string" calcext:value-type="string">
            <text:p>SURGET</text:p>
          </table:table-cell>
          <table:table-cell table:style-name="Default"/>
          <table:table-cell table:number-columns-repeated="4" office:value-type="float" office:value="10" calcext:value-type="float">
            <text:p>10</text:p>
          </table:table-cell>
          <table:table-cell table:style-name="ce21" table:formula="of:=SUM([.E37:.H37])/40*[.$I$1]" office:value-type="float" office:value="2.33333333333333" calcext:value-type="float">
            <text:p>2.33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1" table:formula="of:=SUM([.J37:.L37])/30*[.$I$1]" office:value-type="float" office:value="2.33333333333333" calcext:value-type="float">
            <text:p>2.33</text:p>
          </table:table-cell>
          <table:table-cell office:value-type="float" office:value="10" calcext:value-type="float">
            <text:p>10</text:p>
          </table:table-cell>
          <table:table-cell table:style-name="ce21" table:formula="of:=[.N37]/10*[.$I$1]" office:value-type="float" office:value="2.33333333333333" calcext:value-type="float">
            <text:p>2.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formula="of:=SUM([.P37:.Q37])/20*[.$R$1]" office:value-type="float" office:value="0" calcext:value-type="float">
            <text:p>0.00</text:p>
          </table:table-cell>
          <table:table-cell/>
          <table:table-cell table:style-name="ce23" table:formula="of:=SUM([.I37];[.M37];[.O37];[.R37])" office:value-type="float" office:value="7" calcext:value-type="float">
            <text:p>7.00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tarrisc </text:p>
          </table:table-cell>
          <table:table-cell table:style-name="Default" office:value-type="string" calcext:value-type="string">
            <text:p>Chloé</text:p>
          </table:table-cell>
          <table:table-cell table:style-name="Default" office:value-type="string" calcext:value-type="string">
            <text:p>TARRIS</text:p>
          </table:table-cell>
          <table:table-cell table:style-name="Default"/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1" table:formula="of:=SUM([.E38:.H38])/40*[.$I$1]" office:value-type="float" office:value="2.45" calcext:value-type="float">
            <text:p>2.45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1" table:formula="of:=SUM([.J38:.L38])/30*[.$I$1]" office:value-type="float" office:value="2.33333333333333" calcext:value-type="float">
            <text:p>2.33</text:p>
          </table:table-cell>
          <table:table-cell office:value-type="float" office:value="10" calcext:value-type="float">
            <text:p>10</text:p>
          </table:table-cell>
          <table:table-cell table:style-name="ce21" table:formula="of:=[.N38]/10*[.$I$1]" office:value-type="float" office:value="2.33333333333333" calcext:value-type="float">
            <text:p>2.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formula="of:=SUM([.P38:.Q38])/20*[.$R$1]" office:value-type="float" office:value="0" calcext:value-type="float">
            <text:p>0.00</text:p>
          </table:table-cell>
          <table:table-cell/>
          <table:table-cell table:style-name="ce23" table:formula="of:=SUM([.I38];[.M38];[.O38];[.R38])" office:value-type="float" office:value="7.11666666666667" calcext:value-type="float">
            <text:p>7.12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toulcank </text:p>
          </table:table-cell>
          <table:table-cell table:style-name="Default" office:value-type="string" calcext:value-type="string">
            <text:p>Kévin</text:p>
          </table:table-cell>
          <table:table-cell table:style-name="Default" office:value-type="string" calcext:value-type="string">
            <text:p>TOULCANON</text:p>
          </table:table-cell>
          <table:table-cell table:style-name="Default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1" table:formula="of:=SUM([.E39:.H39])/40*[.$I$1]"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table:formula="of:=SUM([.J39:.L39])/30*[.$I$1]" office:value-type="float" office:value="0.7777777777777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table:style-name="ce21" table:formula="of:=[.N39]/10*[.$I$1]" office:value-type="float" office:value="1.86666666666667" calcext:value-type="float">
            <text:p>1.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formula="of:=SUM([.P39:.Q39])/20*[.$R$1]" office:value-type="float" office:value="0" calcext:value-type="float">
            <text:p>0.00</text:p>
          </table:table-cell>
          <table:table-cell/>
          <table:table-cell table:style-name="ce23" table:formula="of:=SUM([.I39];[.M39];[.O39];[.R39])" office:value-type="float" office:value="4.39444444444445" calcext:value-type="float">
            <text:p>4.39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vichaikj </text:p>
          </table:table-cell>
          <table:table-cell table:style-name="Default" office:value-type="string" calcext:value-type="string">
            <text:p>Jean-Philippe</text:p>
          </table:table-cell>
          <table:table-cell table:style-name="Default" office:value-type="string" calcext:value-type="string">
            <text:p>VICHAIKIT</text:p>
          </table:table-cell>
          <table:table-cell table:style-name="Default"/>
          <table:table-cell table:number-columns-repeated="4" office:value-type="float" office:value="10" calcext:value-type="float">
            <text:p>10</text:p>
          </table:table-cell>
          <table:table-cell table:style-name="ce21" table:formula="of:=SUM([.E40:.H40])/40*[.$I$1]" office:value-type="float" office:value="2.33333333333333" calcext:value-type="float">
            <text:p>2.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table:formula="of:=SUM([.J40:.L40])/30*[.$I$1]" office:value-type="float" office:value="0.7777777777777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table:style-name="ce21" table:formula="of:=[.N40]/10*[.$I$1]" office:value-type="float" office:value="1.86666666666667" calcext:value-type="float">
            <text:p>1.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formula="of:=SUM([.P40:.Q40])/20*[.$R$1]" office:value-type="float" office:value="0" calcext:value-type="float">
            <text:p>0.00</text:p>
          </table:table-cell>
          <table:table-cell/>
          <table:table-cell table:style-name="ce23" table:formula="of:=SUM([.I40];[.M40];[.O40];[.R40])" office:value-type="float" office:value="4.97777777777778" calcext:value-type="float">
            <text:p>4.98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zhous </text:p>
          </table:table-cell>
          <table:table-cell table:style-name="Default" office:value-type="string" calcext:value-type="string">
            <text:p>Sébastien</text:p>
          </table:table-cell>
          <table:table-cell table:style-name="Default" office:value-type="string" calcext:value-type="string">
            <text:p>ZHOU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1" table:formula="of:=SUM([.E41:.H41])/40*[.$I$1]" office:value-type="float" office:value="1.86666666666667" calcext:value-type="float">
            <text:p>1.87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1" table:formula="of:=SUM([.J41:.L41])/30*[.$I$1]" office:value-type="float" office:value="2.33333333333333" calcext:value-type="float">
            <text:p>2.33</text:p>
          </table:table-cell>
          <table:table-cell office:value-type="float" office:value="10" calcext:value-type="float">
            <text:p>10</text:p>
          </table:table-cell>
          <table:table-cell table:style-name="ce21" table:formula="of:=[.N41]/10*[.$I$1]" office:value-type="float" office:value="2.33333333333333" calcext:value-type="float">
            <text:p>2.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formula="of:=SUM([.P41:.Q41])/20*[.$R$1]" office:value-type="float" office:value="0" calcext:value-type="float">
            <text:p>0.00</text:p>
          </table:table-cell>
          <table:table-cell/>
          <table:table-cell table:style-name="ce23" table:formula="of:=SUM([.I41];[.M41];[.O41];[.R41])" office:value-type="float" office:value="6.53333333333333" calcext:value-type="float">
            <text:p>6.53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0" table:formula="of:=AVERAGE([.E6:.E41])" office:value-type="float" office:value="6.72222222222222" calcext:value-type="float">
            <text:p>6.72</text:p>
          </table:table-cell>
          <table:table-cell table:style-name="ce20" table:formula="of:=AVERAGE([.F6:.F41])" office:value-type="float" office:value="8.33333333333333" calcext:value-type="float">
            <text:p>8.33</text:p>
          </table:table-cell>
          <table:table-cell table:style-name="ce20" table:formula="of:=AVERAGE([.G6:.G41])" office:value-type="float" office:value="8.22222222222222" calcext:value-type="float">
            <text:p>8.22</text:p>
          </table:table-cell>
          <table:table-cell table:style-name="ce20" table:formula="of:=AVERAGE([.H6:.H41])" office:value-type="float" office:value="7.77777777777778" calcext:value-type="float">
            <text:p>7.78</text:p>
          </table:table-cell>
          <table:table-cell table:style-name="ce23" table:formula="of:=AVERAGE([.I6:.I41])" office:value-type="float" office:value="1.81157407407407" calcext:value-type="float">
            <text:p>1.81</text:p>
          </table:table-cell>
          <table:table-cell table:style-name="ce20" table:formula="of:=AVERAGE([.J6:.J41])" office:value-type="float" office:value="8.55555555555556" calcext:value-type="float">
            <text:p>8.56</text:p>
          </table:table-cell>
          <table:table-cell table:style-name="ce20" table:formula="of:=AVERAGE([.K6:.K41])" office:value-type="float" office:value="6.63888888888889" calcext:value-type="float">
            <text:p>6.64</text:p>
          </table:table-cell>
          <table:table-cell table:style-name="ce20" table:formula="of:=AVERAGE([.L6:.L41])" office:value-type="float" office:value="6.16666666666667" calcext:value-type="float">
            <text:p>6.17</text:p>
          </table:table-cell>
          <table:table-cell table:style-name="ce23" table:formula="of:=AVERAGE([.M6:.M41])" office:value-type="float" office:value="1.66141975308642" calcext:value-type="float">
            <text:p>1.66</text:p>
          </table:table-cell>
          <table:table-cell table:style-name="ce20" table:formula="of:=AVERAGE([.N6:.N41])" office:value-type="float" office:value="8.25" calcext:value-type="float">
            <text:p>8.25</text:p>
          </table:table-cell>
          <table:table-cell table:style-name="ce23" table:formula="of:=AVERAGE([.O6:.O41])" office:value-type="float" office:value="1.925" calcext:value-type="float">
            <text:p>1.93</text:p>
          </table:table-cell>
          <table:table-cell table:style-name="ce20" table:formula="of:=AVERAGE([.P6:.P41])" office:value-type="float" office:value="0.611111111111111" calcext:value-type="float">
            <text:p>0.61</text:p>
          </table:table-cell>
          <table:table-cell table:style-name="ce20" table:formula="of:=AVERAGE([.Q6:.Q41])" office:value-type="float" office:value="0.555555555555556" calcext:value-type="float">
            <text:p>0.56</text:p>
          </table:table-cell>
          <table:table-cell table:formula="of:=AVERAGE([.R6:.R41])" office:value-type="float" office:value="0.0583333333333333" calcext:value-type="float">
            <text:p>0.06</text:p>
          </table:table-cell>
          <table:table-cell table:style-name="ce20"/>
          <table:table-cell table:style-name="ce23" table:formula="of:=AVERAGE([.T6:.T41])" office:value-type="float" office:value="5.45632716049383" calcext:value-type="float">
            <text:p>5.4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xul </text:p>
          </table:table-cell>
          <table:table-cell table:style-name="Default" office:value-type="string" calcext:value-type="string">
            <text:p>Lintao</text:p>
          </table:table-cell>
          <table:table-cell table:style-name="Default" office:value-type="string" calcext:value-type="string">
            <text:p>XU</text:p>
          </table:table-cell>
          <table:table-cell table:style-name="Default" table:number-columns-repeated="12"/>
          <table:table-cell table:number-columns-repeated="2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OpenSans" svg:font-family="OpenSans"/>
    <style:font-face style:name="OpenSans-Bold" svg:font-family="OpenSans-Bold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6:14:32.237240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MacOSX_X86_64 LibreOffice_project/aecc05fe267cc68dde00352a451aa867b3b546ac</meta:generator>
    <meta:initial-creator>Thomas Baudel</meta:initial-creator>
    <dc:creator>Philippe Laborie</dc:creator>
    <meta:creation-date>2019-10-20T18:27:16Z</meta:creation-date>
    <dc:date>2020-10-28T16:10:50.656947206</dc:date>
    <meta:editing-cycles>47</meta:editing-cycles>
    <meta:editing-duration>PT23H17M4S</meta:editing-duration>
    <meta:document-statistic meta:table-count="2" meta:cell-count="858" meta:object-count="0"/>
  </office:meta>
</office:document-meta>
</file>